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3f43688" officeooo:paragraph-rsid="03bcf355"/>
    </style:style>
    <style:style style:name="P4" style:family="paragraph" style:parent-style-name="Heading_20_2">
      <style:text-properties officeooo:rsid="03f43688" officeooo:paragraph-rsid="041cd9ca"/>
    </style:style>
    <style:style style:name="P5" style:family="paragraph" style:parent-style-name="Heading_20_2">
      <style:text-properties officeooo:rsid="042676bf" officeooo:paragraph-rsid="04255d09"/>
    </style:style>
    <style:style style:name="P6" style:family="paragraph" style:parent-style-name="Heading_20_2">
      <style:text-properties officeooo:rsid="0428056d" officeooo:paragraph-rsid="04255d09"/>
    </style:style>
    <style:style style:name="P7" style:family="paragraph" style:parent-style-name="Heading_20_2">
      <style:text-properties officeooo:paragraph-rsid="04255d09"/>
    </style:style>
    <style:style style:name="P8" style:family="paragraph" style:parent-style-name="Text_20_body">
      <style:text-properties officeooo:rsid="040eb3f6" officeooo:paragraph-rsid="040eb3f6"/>
    </style:style>
    <style:style style:name="P9" style:family="paragraph" style:parent-style-name="Text_20_body">
      <style:text-properties officeooo:rsid="041ecfea" officeooo:paragraph-rsid="041ecfea"/>
    </style:style>
    <style:style style:name="P10" style:family="paragraph" style:parent-style-name="Text_20_body">
      <style:text-properties officeooo:rsid="042676bf" officeooo:paragraph-rsid="04255d09"/>
    </style:style>
    <style:style style:name="P11" style:family="paragraph" style:parent-style-name="Text_20_body">
      <style:text-properties officeooo:rsid="0428056d" officeooo:paragraph-rsid="04255d09"/>
    </style:style>
    <style:style style:name="P12" style:family="paragraph" style:parent-style-name="Text_20_body">
      <style:text-properties officeooo:rsid="0438eb2e" officeooo:paragraph-rsid="04255d09"/>
    </style:style>
    <style:style style:name="P13" style:family="paragraph" style:parent-style-name="Text_20_body">
      <style:text-properties officeooo:rsid="042ba96f" officeooo:paragraph-rsid="04255d09"/>
    </style:style>
    <style:style style:name="P14" style:family="paragraph" style:parent-style-name="Text_20_body">
      <style:text-properties officeooo:paragraph-rsid="04255d09"/>
    </style:style>
    <style:style style:name="P15" style:family="paragraph" style:parent-style-name="Text_20_body">
      <style:paragraph-properties fo:text-align="end" style:justify-single-word="false" style:writing-mode="rl-tb"/>
      <style:text-properties officeooo:rsid="0410a809" officeooo:paragraph-rsid="0412d26c"/>
    </style:style>
    <style:style style:name="P16" style:family="paragraph" style:parent-style-name="Text_20_body">
      <style:paragraph-properties fo:text-align="end" style:justify-single-word="false" style:writing-mode="rl-tb"/>
      <style:text-properties officeooo:rsid="0412d26c" officeooo:paragraph-rsid="0413c16b"/>
    </style:style>
    <style:style style:name="P17" style:family="paragraph" style:parent-style-name="Text_20_body">
      <style:paragraph-properties fo:text-align="end" style:justify-single-word="false" style:writing-mode="rl-tb"/>
      <style:text-properties officeooo:rsid="0424939e" officeooo:paragraph-rsid="0424939e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rsid="040ff3de" officeooo:paragraph-rsid="040ff3de"/>
    </style:style>
    <style:style style:name="P19" style:family="paragraph" style:parent-style-name="Text_20_body">
      <style:paragraph-properties fo:text-align="start" style:justify-single-word="false" style:writing-mode="lr-tb"/>
      <style:text-properties officeooo:rsid="040ff3de" officeooo:paragraph-rsid="0410a809"/>
    </style:style>
    <style:style style:name="P20" style:family="paragraph" style:parent-style-name="Text_20_body">
      <style:paragraph-properties fo:text-align="start" style:justify-single-word="false" style:writing-mode="lr-tb"/>
      <style:text-properties officeooo:rsid="040ff3de" officeooo:paragraph-rsid="041cd9ca"/>
    </style:style>
    <style:style style:name="P21" style:family="paragraph" style:parent-style-name="Heading_20_1">
      <style:text-properties fo:font-weight="normal" officeooo:rsid="0428056d" officeooo:paragraph-rsid="04255d0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0eb3f6" style:font-weight-asian="normal" style:font-weight-complex="normal"/>
    </style:style>
    <style:style style:name="T3" style:family="text">
      <style:text-properties fo:font-weight="normal" officeooo:rsid="0418561d" style:font-weight-asian="normal" style:font-weight-complex="normal"/>
    </style:style>
    <style:style style:name="T4" style:family="text">
      <style:text-properties fo:font-weight="normal" officeooo:rsid="041cd9ca" style:font-weight-asian="normal" style:font-weight-complex="normal"/>
    </style:style>
    <style:style style:name="T5" style:family="text">
      <style:text-properties fo:font-weight="normal" officeooo:rsid="042676bf" style:font-weight-asian="normal" style:font-weight-complex="normal"/>
    </style:style>
    <style:style style:name="T6" style:family="text">
      <style:text-properties fo:font-weight="normal" officeooo:rsid="0427028f" style:font-weight-asian="normal" style:font-weight-complex="normal"/>
    </style:style>
    <style:style style:name="T7" style:family="text">
      <style:text-properties fo:font-weight="normal" officeooo:rsid="0430432f" style:font-weight-asian="normal" style:font-weight-complex="normal"/>
    </style:style>
    <style:style style:name="T8" style:family="text">
      <style:text-properties fo:font-weight="normal" officeooo:rsid="04393f99" style:font-weight-asian="normal" style:font-weight-complex="normal"/>
    </style:style>
    <style:style style:name="T9" style:family="text">
      <style:text-properties fo:font-weight="normal" officeooo:rsid="0425752c" style:font-weight-asian="normal" style:font-weight-complex="normal"/>
    </style:style>
    <style:style style:name="T10" style:family="text">
      <style:text-properties fo:font-weight="normal" officeooo:rsid="0426bcb4" style:font-weight-asian="normal" style:font-weight-complex="normal"/>
    </style:style>
    <style:style style:name="T11" style:family="text">
      <style:text-properties fo:font-weight="normal" officeooo:rsid="04284f78" style:font-weight-asian="normal" style:font-weight-complex="normal"/>
    </style:style>
    <style:style style:name="T12" style:family="text">
      <style:text-properties officeooo:rsid="0410a809"/>
    </style:style>
    <style:style style:name="T13" style:family="text">
      <style:text-properties officeooo:rsid="0412552b"/>
    </style:style>
    <style:style style:name="T14" style:family="text">
      <style:text-properties officeooo:rsid="0412d26c"/>
    </style:style>
    <style:style style:name="T15" style:family="text">
      <style:text-properties officeooo:rsid="0413c16b"/>
    </style:style>
    <style:style style:name="T16" style:family="text">
      <style:text-properties officeooo:rsid="0415031c"/>
    </style:style>
    <style:style style:name="T17" style:family="text">
      <style:text-properties fo:font-weight="bold" officeooo:rsid="041ce1da" style:font-weight-asian="bold" style:font-weight-complex="bold"/>
    </style:style>
    <style:style style:name="T18" style:family="text">
      <style:text-properties fo:font-weight="bold" officeooo:rsid="042b1e76" style:font-weight-asian="bold" style:font-weight-complex="bold"/>
    </style:style>
    <style:style style:name="T19" style:family="text">
      <style:text-properties officeooo:rsid="0428056d"/>
    </style:style>
    <style:style style:name="T20" style:family="text">
      <style:text-properties officeooo:rsid="0429f91f"/>
    </style:style>
    <style:style style:name="T21" style:family="text">
      <style:text-properties officeooo:rsid="0428777c"/>
    </style:style>
    <style:style style:name="T22" style:family="text">
      <style:text-properties officeooo:rsid="042cae42"/>
    </style:style>
    <style:style style:name="T23" style:family="text">
      <style:text-properties officeooo:rsid="042b1e76"/>
    </style:style>
    <style:style style:name="T24" style:family="text">
      <style:text-properties officeooo:rsid="04393f99"/>
    </style:style>
    <style:style style:name="T25" style:family="text">
      <style:text-properties officeooo:rsid="042e6a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3">ש</text:span><text:span text:style-name="T1">יעורי בית</text:span></text:h>
      <text:p text:style-name="P3"><text:span text:style-name="T3">1. </text:span><text:span text:style-name="T2">ניסוי </text:span><text:span text:style-name="T11">ב</text:span><text:span text:style-name="T2">העברת פרמטרים</text:span></text:p>
      <text:p text:style-name="P8">לפניכם <text:span text:style-name="T13">שתי </text:span>דרכים להגדיר פונקציה<text:span text:style-name="T13"> שמדפיסה מטריצה:</text:span></text:p>
      <text:p text:style-name="P18">void print<text:span text:style-name="T15">1</text:span>(Matrix m) {<text:span text:style-name="T12"> </text:span><text:tab/>...<text:span text:style-name="T12"> <text:s/></text:span>}</text:p>
      <text:p text:style-name="P19">void print<text:span text:style-name="T15">2</text:span>(<text:span text:style-name="T12">const </text:span>Matrix<text:span text:style-name="T12">&amp;</text:span> m) {<text:span text:style-name="T12"> </text:span><text:tab/>...<text:span text:style-name="T12"> <text:s/></text:span>}</text:p>
      <text:p text:style-name="P15">א. הסבירו במילים מה ההבדל בין <text:span text:style-name="T14">שתי הדרכים - מה קורה כשקוראים לprint בכל אחד מהמקרים? באיזה מצב עדיף להשתמש בדרך הראשונה ובאיזה מצב עדיף להשתמש בדרך השניה?</text:span></text:p>
      <text:p text:style-name="P16">ב. <text:span text:style-name="T12">כיתבו מחלקה בשם Matrix, שתי פונקציות print1,print2 עם מימוש זהה, ותוכנית ראשית המדגימה את </text:span>ההבדל שציינתם<text:span text:style-name="T16"> בסעיף א. צרפו פלט הרצה או צילום-מסך המראה שאכן יש הבדל בין שתי הפונקציות.</text:span></text:p>
      <text:p text:style-name="P4"><text:span text:style-name="T4">2</text:span><text:span text:style-name="T3">. </text:span><text:span text:style-name="T4">עוד </text:span><text:span text:style-name="T2">ניסוי </text:span><text:span text:style-name="T11">ב</text:span><text:span text:style-name="T2">העברת פרמטרים</text:span></text:p>
      <text:p text:style-name="P9">חיזרו על תרגיל 1 עם הפונקציות: </text:p>
      <text:p text:style-name="P20">void print<text:span text:style-name="T15">1</text:span>(Matrix<text:span text:style-name="T17">&amp;</text:span> m) {<text:span text:style-name="T12"> </text:span><text:tab/>...<text:span text:style-name="T12"> <text:s/></text:span>}</text:p>
      <text:p text:style-name="P20">void print<text:span text:style-name="T15">2</text:span>(<text:span text:style-name="T12">const </text:span>Matrix<text:span text:style-name="T12">&amp;</text:span> m) {<text:span text:style-name="T12"> </text:span><text:tab/>...<text:span text:style-name="T12"> <text:s/></text:span>}</text:p>
      <text:p text:style-name="P17"/>
      <text:h text:style-name="P2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5-10T08:30:45.320849740</dc:date>
    <meta:editing-duration>P7DT22H24M49S</meta:editing-duration>
    <meta:editing-cycles>977</meta:editing-cycles>
    <meta:document-statistic meta:table-count="0" meta:image-count="0" meta:object-count="0" meta:page-count="1" meta:paragraph-count="13" meta:word-count="116" meta:character-count="632" meta:non-whitespace-character-count="520"/>
  </office:meta>
</office:document-meta>
</file>